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17 11:07   |   <text:a xlink:type="simple" xlink:href="http://palinfo.habago.org/Entry?Command=Information_PrintForum&amp;iPage=23&amp;sType=FORUM#FORUM37363"><text:span text:style-name="T2">#</text:span></text:a></text:p>
      <text:p text:style-name="P2">卡韓政變<text:span text:style-name="T3">(5)</text:span>：城府深似海<text:span text:style-name="T3"> <text:line-break/><text:line-break/></text:span>陳真<text:span text:style-name="T3"><text:s/>2019. 4. 17. <text:line-break/><text:line-break/><text:line-break/></text:span>林義雄有著一種行為主義式的看人方式，很表面。簡單說：即便明明是個人渣，只要嘴裏喊著一些漂亮理想，或是做一些光鮮亮麗的所謂<text:span text:style-name="T3"><text:s/>"</text:span>好事<text:span text:style-name="T3">"</text:span>，他就會以為這是個好人，因此周遭總是聚集一大群人品特別差的人渣，成為所謂子弟兵。<text:span text:style-name="T3"> <text:line-break/><text:line-break/></text:span>大約是<text:span text:style-name="T3">1994-1995</text:span>年左右，我跟林義雄私下還相當友好時，他想要出來選總統，我就大力反對，因為他肯定會是一個昏君。他的利他善意完全無可懷疑，但他的剛愎自用、獨斷獨行以及缺乏識人之能，卻很可能給政治帶來很大的風險。<text:span text:style-name="T3"> <text:line-break/><text:line-break/></text:span>我基本上也不懷疑郭台銘的善意，但他的善意層級跟林義雄那種全然無私的利他與烈士精神，當然是完全不能相提並論。但是，郭台銘的自以為是及剛愎自用和傲慢自恃，卻到了一種很荒唐可笑的地步，遠勝林義雄。<text:span text:style-name="T3"> <text:line-break/><text:line-break/></text:span>我不是說一個人應該謙虛。謙虛在我看來不過就是另一種更為噁心的虛榮，以為自己很了不起，所以故意說自己不行。我講的是，人應有自知之明，知道自己的斤兩，知道自己的侷限，但郭台銘顯然完全缺乏這份自知之明。<text:span text:style-name="T3"> <text:line-break/><text:line-break/></text:span>郭在個人創業上的成功，給了他自己一種完全錯誤的荒唐自信。長年以來，從他的各種言行之中，你就能知道這完全不是一個適合從政者，見識淺薄，視野狹窄，而且個人情緒管控相當有問題。<text:span text:style-name="T3"> <text:line-break/><text:line-break/></text:span>你看，他前天突然不請自來，跑去參加一個什麼研討會，發問之後，對方回答時沒有深情款款地盯著他的眼睛看，他竟然馬上就像三歲小孩一樣暴怒了！而且還說要去跟美國爸爸告狀說：<text:span text:style-name="T3">"</text:span>民進黨就是這樣！<text:span text:style-name="T3">" </text:span>夠幼稚可笑吧。<text:span text:style-name="T3"> <text:line-break/><text:line-break/></text:span>這樣的性格養成其來有自，畢竟他在自己的事業王國裏稱王太久，動不動還會要求公司主管在會議中罰站，他大概以為世人全是他的員工，從政之基本心態相當可議，很不健康，更不搭調。把政權交給這樣一個人，恐怕會比把政權交給川普還更加不可測。<text:span text:style-name="T3"> <text:line-break/><text:line-break/></text:span>每個大老闆基本上都是喬王，專攻任督二脈，人脈通了，錢脈才會通。表面上，郭說起參選總統，哽咽地說是為了救國，救下一代，而且聽起來好像只是一種純屬個人的一時起心動念，但事實上卻是布局已久。大約半年前，也就是韓流興起之際，他就開始動作了。而且，很可能是美國授意。<text:span text:style-name="T3"> <text:line-break/><text:line-break/></text:span>你看，就連一個小會議上人家講話沒有看著他的眼睛，他就暴怒說要去跟白宮告狀，你想，要不要選總統這樣的大事，難道他的美國爸爸會不知道？有可能嗎？當然不可能。更不用說川普跟他是老相好，兩人經常通電話，美方有可能不慫恿不知情不授意嗎？<text:span text:style-name="T3"> <text:line-break/><text:line-break/></text:span>總之，郭台銘想選總統，百分之百美國授意，至少是大力支持。目的呢？一來取而代之扶不起的阿斗蔡英文以及半途殺出的賴啥咪，二來更重要的就是卡住美國很可能無法一手操控的韓國瑜之崛起。<text:span text:style-name="T3"> <text:line-break/><text:line-break/></text:span>郭之操弄選情，手法亦令人難以恭維。兩天前才剛說不選，兩天後卻馬上就獲得關公、媽祖指示說考慮參選。而且，操作心機太深，故意選在韓國瑜即將返台之際，藉此打壓其聲勢。而且，以民主為藉口，高唱反對徵召，堅持初選，擺明卡韓。虛的說一套民主漂亮話，實的卻是種種心機盤算與政治操作。<text:span text:style-name="T3"> <text:line-break/><text:line-break/></text:span>這樣做當然是他的自由，但是從一個人如何待人處世的方式上，你就能看出一個人的心思與為人。郭很愛說自己什麼霸氣，其實霸氣個小鳥蛋啦，根本毫無半點陽光磊落之氣概，城府很深。<text:span text:style-name="T3"> <text:line-break/><text:line-break/></text:span>至於說什麼他敢嗆聲美國說台灣總是當凱子花大錢買一些老舊武器，這從來都不是郭台銘的基本思維，這些話自然是故意講給對岸聽，兩面討好。美國這個國家，向來靠打仗侵略及賣軍火賺死人錢發大財的，即便是金大中那樣的反美人士當權，依然都得在軍購這方面供美國吸血，何況台灣這些美國狗，從來無一例外，都得接受這項任人予取予求的殖民宿命。<text:span text:style-name="T3"> <text:line-break/><text:line-break/></text:span>結論是：<text:span text:style-name="T3"> <text:line-break/><text:line-break/></text:span>當郭台銘說他打算選總統時，你看，國民黨檯面人物幾乎全數按讚，特別是那幾位太陽更是歡欣鼓舞。這只有兩種可能，一種是真的無知，真以為這一切都只是郭之個人作為與決定，贊同其攪局，以增加自己勝出之機會。一種則是故意裝蒜，故意裝做不知道郭之參選背後之來龍去脈，一起合力演出一齣卡韓大戲。畢竟韓之勝出，很可能會是權力結構的大洗盤，太陽們將一個個日薄西山，但郭之勝出，卻是雨露均霑，權力分享結構基本不變，既有的利益輸送通道不變，而且也迎合了美國主子的意思，一舉數得。<text:span text:style-name="T3"> <text:line-break/><text:line-break/></text:span>站在打倒人渣詐騙黨的目標上，也許我們還是應該含淚投票給郭，但我自己這一票是肯定投不下去的。如果真是郭被提名，我寧可投給國、民兩黨及柯以外的任何人選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